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d775" officeooo:paragraph-rsid="0006d775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f(0.25)=1.189069</text:p>
      <text:p text:style-name="P1">absolute error=1.060930</text:p>
      <text:p text:style-name="P1"/>
      <text:p text:style-name="P1">2.</text:p>
      <text:p text:style-name="P1">a)</text:p>
      <text:p text:style-name="P1">at t=10:</text:p>
      <text:p text:style-name="P1">position(in feet)=7.425028</text:p>
      <text:p text:style-name="P1">speed(in feet per second)=48.381736</text:p>
      <text:p text:style-name="P1"/>
      <text:p text:style-name="P1">b)at t=5.6488025s, it crosses the speed limit for first time(found roots of f(x)-55miles/hr=0)</text:p>
      <text:p text:style-name="P1"/>
      <text:p text:style-name="P1">c)max speed of the car:119.4173(found f’(x) values for all x such that f’’(x)=0)</text:p>
      <text:p text:style-name="P1"/>
      <text:p text:style-name="P1">3.</text:p>
      <text:p text:style-name="P1">a)f(0.43)~2.4777,f’(0.43)~3.4366</text:p>
      <text:p text:style-name="P1">b)f(0.25)~1.1965,f’(0.25)~0.3915</text:p>
      <text:p text:style-name="P1"/>
      <text:p text:style-name="P1">4.</text:p>
      <text:p text:style-name="P1">The spline polynomials have the coefficients(in the order x<text:span text:style-name="T1">3</text:span><text:span text:style-name="T2">,x</text:span><text:span text:style-name="T1">2</text:span><text:span text:style-name="T2">,x,1):</text:span></text:p>
      <text:p text:style-name="P1">[12.373172074666664 ,27.795675786666663 ,18.627197749333334 ,4.066688837333333]</text:p>
      <text:p text:style-name="P1">[-12.496177903999998, -9.508349181333331 ,-0.024814734666666, 0.958020090000000]</text:p>
      <text:p text:style-name="P1"><text:s/>[13.313368901333329 ,-9.508349181333331 ,-0.024814734666667, 0.958020090000000]</text:p>
      <text:p text:style-name="P1"/>
      <text:p text:style-name="P1">5.</text:p>
      <text:p text:style-name="P1">a)</text:p>
      <text:p text:style-name="P1">Using natural spline:</text:p>
      <text:p text:style-name="P1">at t=10s:</text:p>
      <text:p text:style-name="P1">position(in feet):772.7556477639466</text:p>
      <text:p text:style-name="P1">speed(in feet per second): 70.998616874135564</text:p>
      <text:p text:style-name="P1"/>
      <text:p text:style-name="P1">b)</text:p>
      <text:p text:style-name="P1">Using clamped spline:</text:p>
      <text:p text:style-name="P1">at t=10s:</text:p>
      <text:p text:style-name="P1">position(in feet):772.7812192723696</text:p>
      <text:p text:style-name="P1">speed(in feet per second): 71.074483775811188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0T16:55:57.005000000</meta:creation-date>
    <dc:date>2024-02-20T18:47:02.975000000</dc:date>
    <meta:editing-duration>PT1H51M7S</meta:editing-duration>
    <meta:editing-cycles>1</meta:editing-cycles>
    <meta:document-statistic meta:table-count="0" meta:image-count="0" meta:object-count="0" meta:page-count="1" meta:paragraph-count="28" meta:word-count="91" meta:character-count="890" meta:non-whitespace-character-count="826"/>
    <meta:generator>LibreOffice/7.4.0.3$Windows_X86_64 LibreOffice_project/f85e47c08ddd19c015c0114a68350214f7066f5a</meta:generator>
  </office:meta>
</office:document-meta>
</file>